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/>
          <table:table-cell table:formula="of:=IF([.A44] = [.A43] ; [.Q43] ; [.Q43] + [.P43] + IF ([.A43] = [.A42] ; [.P42]; 0))" office:value-type="float" office:value="1599" calcext:value-type="float">
            <text:p>1599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/>
          <table:table-cell table:formula="of:=IF([.A45] = [.A44] ; [.Q44] ; [.Q44] + [.P44] + IF ([.A44] = [.A43] ; [.P43]; 0))" office:value-type="float" office:value="1599" calcext:value-type="float">
            <text:p>1599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12" calcext:value-type="date">
            <text:p>12.04.2017</text:p>
          </table:table-cell>
          <table:table-cell table:number-columns-repeated="15"/>
          <table:table-cell table:formula="of:=IF([.A46] = [.A45] ; [.Q45] ; [.Q45] + [.P45] + IF ([.A45] = [.A44] ; [.P44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 table:number-rows-repeated="104852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10:00:52.2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24</meta:editing-cycles>
    <meta:editing-duration>PT3H31M41S</meta:editing-duration>
    <dc:title>Saison Ekkart</dc:title>
    <dc:date>2017-04-12T10:02:53.641000000</dc:date>
    <meta:generator>LibreOffice/5.2.5.1$Windows_x86 LibreOffice_project/0312e1a284a7d50ca85a365c316c7abbf20a4d22</meta:generator>
    <dc:creator>Ekkart Kleinod</dc:creator>
    <meta:document-statistic meta:table-count="2" meta:cell-count="12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146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7">
                <text:p>4283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